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34766F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pitch="fixed"/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yled-DeveloperPresentation-subtitle">
      <style:graphic-properties draw:fill-color="#ffffff" fo:min-height="16.26cm"/>
    </style:style>
    <style:style style:name="pr2" style:family="presentation" style:parent-style-name="Styled-DeveloperPresentation-notes">
      <style:graphic-properties draw:fill-color="#ffffff" draw:auto-grow-height="true" fo:min-height="12.572cm"/>
    </style:style>
    <style:style style:name="pr3" style:family="presentation" style:parent-style-name="Default_20_2-subtitle">
      <style:graphic-properties draw:fill-color="#ffffff" fo:min-height="16.26cm"/>
    </style:style>
    <style:style style:name="pr4" style:family="presentation" style:parent-style-name="Default_20_2-notes">
      <style:graphic-properties draw:fill-color="#ffffff" draw:auto-grow-height="true" fo:min-height="12.572cm"/>
    </style:style>
    <style:style style:name="pr5" style:family="presentation" style:parent-style-name="Styled-DeveloperPresentation-subtitle">
      <style:graphic-properties draw:fill-color="#ffffff" draw:auto-grow-height="true" fo:min-height="12.182cm"/>
    </style:style>
    <style:style style:name="pr6" style:family="presentation" style:parent-style-name="Styled-DeveloperPresentation-title">
      <style:graphic-properties fo:min-height="3.507cm"/>
    </style:style>
    <style:style style:name="pr7" style:family="presentation" style:parent-style-name="Styled-DeveloperPresentation-subtitle">
      <style:graphic-properties draw:fill-color="#ffffff" draw:auto-grow-height="true" fo:min-height="16.26cm"/>
    </style:style>
    <style:style style:name="P1" style:family="paragraph">
      <loext:graphic-properties draw:fill="solid" draw:fill-color="#dd4814"/>
      <style:paragraph-properties fo:text-align="center"/>
    </style:style>
    <style:style style:name="P2" style:family="paragraph">
      <loext:graphic-properties draw:fill-color="#ffffff"/>
      <style:text-properties style:font-name="Ubuntu Medium1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loext:graphic-properties draw:fill-color="#ffffff"/>
      <style:paragraph-properties fo:text-align="start"/>
      <style:text-properties style:font-name="Ubuntu Medium1"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style:font-name="Ubuntu Mono1" fo:font-size="36pt" style:font-size-asian="36pt" style:font-size-complex="36pt"/>
    </style:style>
    <style:style style:name="P8" style:family="paragraph">
      <loext:graphic-properties draw:fill-color="#ffffff"/>
      <style:paragraph-properties fo:text-align="start"/>
      <style:text-properties style:font-name="Ubuntu Mono1" fo:font-size="36pt" style:font-size-asian="36pt" style:font-size-complex="36pt"/>
    </style:style>
    <style:style style:name="P9" style:family="paragraph">
      <loext:graphic-properties draw:fill="none" draw:fill-color="#ffffff"/>
    </style:style>
    <style:style style:name="T1" style:family="text">
      <style:text-properties style:font-name="Ubuntu Medium1"/>
    </style:style>
    <style:style style:name="T2" style:family="text">
      <style:text-properties fo:color="#ffffff" style:font-name="Ubuntu Medium1" fo:font-size="48pt" style:font-size-asian="48pt" style:font-size-complex="48pt"/>
    </style:style>
    <style:style style:name="T3" style:family="text">
      <style:text-properties style:font-name="Ubuntu Medium1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Ubuntu Medium1" fo:font-size="40pt" style:font-size-asian="40pt" style:font-size-complex="40pt"/>
    </style:style>
    <style:style style:name="T5" style:family="text">
      <style:text-properties style:font-name="Ubuntu Mono1" fo:font-size="36pt" style:font-size-asian="36pt" style:font-size-complex="36pt"/>
    </style:style>
    <style:style style:name="T6" style:family="text">
      <style:text-properties style:font-name="Ubuntu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yled-DeveloperPresentation" presentation:presentation-page-layout-name="AL1T32">
        <office:forms form:automatic-focus="false" form:apply-design-mode="false"/>
        <draw:custom-shape draw:style-name="gr1" draw:text-style-name="P1" draw:layer="layout" svg:width="27.991cm" svg:height="3.048cm" svg:x="0cm" svg:y="8.12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1cm" svg:height="16.26cm" svg:x="1.399cm" svg:y="0.837cm" presentation:class="subtitle" presentation:user-transformed="true">
          <draw:text-box>
            <text:p><text:span text:style-name="T1"/></text:p>
            <text:p><text:span text:style-name="T2">Charmbo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2" presentation:presentation-page-layout-name="AL1T32">
        <office:forms form:automatic-focus="false" form:apply-design-mode="false"/>
        <draw:frame presentation:style-name="pr3" draw:text-style-name="P5" draw:layer="layout" svg:width="25.191cm" svg:height="16.26cm" svg:x="1.399cm" svg:y="0.837cm" presentation:class="subtitle">
          <draw:text-box>
            <text:p text:style-name="P4"><text:span text:style-name="T3">Dependency</text:span><text:span text:style-name="T4"> Manage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yled-DeveloperPresentation" presentation:presentation-page-layout-name="AL2T0">
        <office:forms form:automatic-focus="false" form:apply-design-mode="false"/>
        <draw:frame presentation:style-name="pr5" draw:text-style-name="P8" draw:layer="layout" svg:width="25.191cm" svg:height="12.182cm" svg:x="1.399cm" svg:y="4.915cm" presentation:class="subtitle" presentation:user-transformed="true">
          <draw:text-box>
            <text:p text:style-name="P7"><text:span text:style-name="T5"><text:s/></text:span><text:span text:style-name="T5">- Major component in our CI</text:span></text:p>
            <text:p text:style-name="P7"><text:span text:style-name="T5"><text:s/></text:span></text:p>
            <text:p text:style-name="P7"><text:span text:style-name="T5"><text:s/></text:span><text:span text:style-name="T5">- Ubuntu env on OSX/Win/other Linux <text:s text:c="6"/>distros</text:span></text:p>
            <text:p text:style-name="P7"><text:span text:style-name="T5"/></text:p>
            <text:p text:style-name="P7"><text:span text:style-name="T5"><text:s/></text:span><text:span text:style-name="T5">- disposable env w/ all the dev <text:s text:c="2"/></text:span></text:p>
            <text:p text:style-name="P7"><text:span text:style-name="T5"><text:s text:c="3"/></text:span><text:span text:style-name="T5">tooling for ~ <text:s/>1 GB of space</text:span></text:p>
          </draw:text-box>
        </draw:frame>
        <draw:frame presentation:style-name="pr6" draw:layer="layout" svg:width="25.191cm" svg:height="3.507cm" svg:x="1.399cm" svg:y="0.837cm" presentation:class="title">
          <draw:text-box>
            <text:p>Instantly Portab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yled-DeveloperPresentation" presentation:presentation-page-layout-name="AL2T0">
        <office:forms form:automatic-focus="false" form:apply-design-mode="false"/>
        <draw:frame presentation:style-name="pr5" draw:text-style-name="P8" draw:layer="layout" svg:width="25.191cm" svg:height="12.182cm" svg:x="1.399cm" svg:y="4.915cm" presentation:class="subtitle" presentation:user-transformed="true">
          <draw:text-box>
            <text:p text:style-name="P7"><text:span text:style-name="T5"><text:s/></text:span><text:span text:style-name="T5">- latest <text:s/>(pulls from ppa:juju/stable)</text:span></text:p>
            <text:p text:style-name="P7"><text:span text:style-name="T5"><text:s/></text:span></text:p>
            <text:p text:style-name="P7"><text:span text:style-name="T5"><text:s/></text:span><text:span text:style-name="T5">- Devel (pulls from ppa:juju/devel)</text:span></text:p>
            <text:p text:style-name="P7"><text:span text:style-name="T5"/></text:p>
            <text:p text:style-name="P7"><text:span text:style-name="T5"><text:s/></text:span><text:span text:style-name="T5">- Trunk (builds from Master in GH)</text:span></text:p>
            <text:p text:style-name="P7"><text:span text:style-name="T5"><text:s text:c="3"/></text:span><text:span text:style-name="T5">*coming soon</text:span></text:p>
          </draw:text-box>
        </draw:frame>
        <draw:frame presentation:style-name="pr6" draw:layer="layout" svg:width="25.191cm" svg:height="3.507cm" svg:x="1.399cm" svg:y="0.837cm" presentation:class="title">
          <draw:text-box>
            <text:p>2 Versions</text:p>
          </draw:text-box>
        </draw:frame>
        <draw:frame draw:style-name="gr3" draw:text-style-name="P9" draw:layer="layout" svg:width="20.496cm" svg:height="0.962cm" svg:x="4.318cm" svg:y="18.288cm">
          <draw:text-box>
            <text:p>* All images are rebuilt daily at 3am EDT to refresh new tooling updat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yled-DeveloperPresentation" presentation:presentation-page-layout-name="AL1T32">
        <office:forms form:automatic-focus="false" form:apply-design-mode="false"/>
        <draw:frame presentation:style-name="pr7" draw:text-style-name="P8" draw:layer="layout" svg:width="25.191cm" svg:height="16.26cm" svg:x="1.399cm" svg:y="1.016cm" presentation:class="subtitle" presentation:user-transformed="true">
          <draw:text-box>
            <text:p text:style-name="P7"><text:span text:style-name="T5">docker run \</text:span></text:p>
            <text:p text:style-name="P7"><text:span text:style-name="T5"><text:s/></text:span><text:span text:style-name="T5">--rm --privileged \</text:span></text:p>
            <text:p text:style-name="P7"><text:span text:style-name="T5"><text:s/></text:span><text:span text:style-name="T5">-v $HOME/.juju:/home/ubuntu/.juju \</text:span></text:p>
            <text:p text:style-name="P7"><text:span text:style-name="T5"><text:s/></text:span><text:span text:style-name="T5">-v </text:span><text:span text:style-name="T6">$JUJU_REPOSITORY/trusty:/home/ubuntu/trusty </text:span></text:p>
            <text:p text:style-name="P7"><text:span text:style-name="T5"><text:s/></text:span><text:span text:style-name="T5">-v </text:span><text:span text:style-name="T6">$JUJU_REPOSITORY/bundles:/home/ubuntu/bundles</text:span><text:span text:style-name="T5"> </text:span></text:p>
            <text:p text:style-name="P7"><text:span text:style-name="T5">-i -t jujusolutions/charmbox:la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pitch="fixed"/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ju_25_20Focus-background" style:display-name="Juju%20Focus-background" style:family="presentation">
      <style:graphic-properties draw:stroke="none" draw:fill="none"/>
      <style:text-properties style:letter-kerning="true"/>
    </style:style>
    <style:style style:name="Juju_25_20Focus-backgroundobjects" style:display-name="Juju%20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uju_25_20Focus-notes" style:display-name="Juju%20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ju_25_20Focus-outline1" style:display-name="Juju%20Focus-outline1" style:family="presentation">
      <style:graphic-properties draw:stroke="none" draw:fill="none" draw:auto-grow-height="false" draw:fit-to-size="shrink-to-fit">
        <text:list-style style:name="Juju_25_20Focus-outline1" style:display-name="Juju%20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ju_25_20Focus-outline2" style:display-name="Juju%20Focus-outline2" style:family="presentation" style:parent-style-name="Juju_25_20Focus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Juju_25_20Focus-outline3" style:display-name="Juju%20Focus-outline3" style:family="presentation" style:parent-style-name="Juju_25_20Focus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Juju_25_20Focus-outline4" style:display-name="Juju%20Focus-outline4" style:family="presentation" style:parent-style-name="Juju_25_20Focus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Juju_25_20Focus-outline5" style:display-name="Juju%20Focus-outline5" style:family="presentation" style:parent-style-name="Juju_25_20Focus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-outline6" style:display-name="Juju%20Focus-outline6" style:family="presentation" style:parent-style-name="Juju_25_20Focus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-outline7" style:display-name="Juju%20Focus-outline7" style:family="presentation" style:parent-style-name="Juju_25_20Focus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-outline8" style:display-name="Juju%20Focus-outline8" style:family="presentation" style:parent-style-name="Juju_25_20Foc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ju_25_20Focus-outline9" style:display-name="Juju%20Focus-outline9" style:family="presentation" style:parent-style-name="Juju_25_20Foc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ju_25_20Focus-subtitle" style:display-name="Juju%20Focus-subtitle" style:family="presentation">
      <style:graphic-properties draw:stroke="none" draw:fill="none" draw:textarea-vertical-align="middle">
        <text:list-style style:name="Juju_25_20Focus-subtitle" style:display-name="Juju%20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ju_25_20Focus-title" style:display-name="Juju%20Focus-title" style:family="presentation">
      <style:graphic-properties draw:stroke="none" draw:fill="none" draw:textarea-vertical-align="middle">
        <text:list-style style:name="Juju_25_20Focus-title" style:display-name="Juju%20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uju_25_20Focus1-background" style:display-name="Juju%20Focus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Juju_25_20Focus1-backgroundobjects" style:display-name="Juju%20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uju_25_20Focus1-notes" style:display-name="Juju%20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ju_25_20Focus1-outline1" style:display-name="Juju%20Focus1-outline1" style:family="presentation">
      <style:graphic-properties draw:stroke="none" draw:fill="none" draw:auto-grow-height="false" draw:fit-to-size="shrink-to-fit">
        <text:list-style style:name="Juju_25_20Focus1-outline1" style:display-name="Juju%20Foc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ju_25_20Focus1-outline2" style:display-name="Juju%20Focus1-outline2" style:family="presentation" style:parent-style-name="Juju_25_20Focus1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Juju_25_20Focus1-outline3" style:display-name="Juju%20Focus1-outline3" style:family="presentation" style:parent-style-name="Juju_25_20Focus1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Juju_25_20Focus1-outline4" style:display-name="Juju%20Focus1-outline4" style:family="presentation" style:parent-style-name="Juju_25_20Focus1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Juju_25_20Focus1-outline5" style:display-name="Juju%20Focus1-outline5" style:family="presentation" style:parent-style-name="Juju_25_20Focus1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1-outline6" style:display-name="Juju%20Focus1-outline6" style:family="presentation" style:parent-style-name="Juju_25_20Focus1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1-outline7" style:display-name="Juju%20Focus1-outline7" style:family="presentation" style:parent-style-name="Juju_25_20Focus1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1-outline8" style:display-name="Juju%20Focus1-outline8" style:family="presentation" style:parent-style-name="Juju_25_20Focus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ju_25_20Focus1-outline9" style:display-name="Juju%20Focus1-outline9" style:family="presentation" style:parent-style-name="Juju_25_20Focus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ju_25_20Focus1-subtitle" style:display-name="Juju%20Focus1-subtitle" style:family="presentation">
      <style:graphic-properties draw:stroke="none" draw:fill="none" draw:textarea-vertical-align="middle">
        <text:list-style style:name="Juju_25_20Focus1-subtitle" style:display-name="Juju%20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ju_25_20Focus1-title" style:display-name="Juju%20Focus1-title" style:family="presentation">
      <style:graphic-properties draw:stroke="none" draw:fill="none" draw:textarea-vertical-align="middle">
        <text:list-style style:name="Juju_25_20Focus1-title" style:display-name="Juju%20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yled-DeveloperPresentation-background" style:family="presentation">
      <style:graphic-properties draw:stroke="none" draw:fill="none"/>
      <style:text-properties style:letter-kerning="true"/>
    </style:style>
    <style:style style:name="Styled-Developer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yled-Developer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yled-DeveloperPresentation-outline1" style:family="presentation">
      <style:graphic-properties draw:stroke="none" draw:fill="none" draw:auto-grow-height="false" draw:fit-to-size="shrink-to-fit">
        <text:list-style style:name="Styled-Developer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yled-DeveloperPresentation-outline2" style:family="presentation" style:parent-style-name="Styled-DeveloperPresentation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Styled-DeveloperPresentation-outline3" style:family="presentation" style:parent-style-name="Styled-DeveloperPresentation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Styled-DeveloperPresentation-outline4" style:family="presentation" style:parent-style-name="Styled-DeveloperPresentation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5" style:family="presentation" style:parent-style-name="Styled-DeveloperPresentation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6" style:family="presentation" style:parent-style-name="Styled-DeveloperPresentation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7" style:family="presentation" style:parent-style-name="Styled-DeveloperPresentation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8" style:family="presentation" style:parent-style-name="Styled-Developer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-outline9" style:family="presentation" style:parent-style-name="Styled-Developer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-subtitle" style:family="presentation">
      <style:graphic-properties draw:stroke="none" draw:fill="none" draw:textarea-vertical-align="middle">
        <text:list-style style:name="Styled-Developer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yled-DeveloperPresentation-title" style:family="presentation">
      <style:graphic-properties draw:stroke="none" draw:fill="none" draw:textarea-vertical-align="middle">
        <text:list-style style:name="Styled-Developer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ju_25_20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ju_25_20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Juju_25_20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Juju_25_20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ju_25_20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ju_25_20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Styled-DeveloperPresent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yled-DeveloperPresentation-backgroundobjects">
      <style:graphic-properties draw:stroke="none" draw:fill="none" draw:fill-color="#ffffff" draw:auto-grow-height="false" fo:min-height="1.397cm"/>
    </style:style>
    <style:style style:name="Mpr12" style:family="presentation" style:parent-style-name="Styled-Developer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Juju_25_20Focus" style:display-name="Juju%20Focus" style:page-layout-name="PM1" draw:style-name="Mdp1">
      <draw:frame presentation:style-name="Juju_25_20Focus-title" draw:layer="backgroundobjects" svg:width="25.191cm" svg:height="3.507cm" svg:x="1.399cm" svg:y="0.837cm" presentation:class="title" presentation:placeholder="true">
        <draw:text-box/>
      </draw:frame>
      <draw:frame presentation:style-name="Juju_25_20Focus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7.517cm" svg:height="17.45cm" svg:x="12.447cm" svg:y="0.584cm">
        <draw:image xlink:href="Pictures/100002010000012C0000012C34766F67.png" xlink:type="simple" xlink:show="embed" xlink:actuate="onLoad">
          <text:p/>
        </draw:image>
      </draw:frame>
      <presentation:notes style:page-layout-name="PM2">
        <draw:page-thumbnail presentation:style-name="Juju_25_20Focus-title" draw:layer="backgroundobjects" svg:width="13.968cm" svg:height="10.476cm" svg:x="3.81cm" svg:y="2.123cm" presentation:class="page"/>
        <draw:frame presentation:style-name="Juju_25_20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ju_25_20Focus1" style:display-name="Juju%20Focus1" style:page-layout-name="PM1" draw:style-name="Mdp2">
      <draw:frame presentation:style-name="Juju_25_20Focus1-title" draw:layer="backgroundobjects" svg:width="25.191cm" svg:height="3.507cm" svg:x="1.399cm" svg:y="0.837cm" presentation:class="title" presentation:placeholder="true">
        <draw:text-box/>
      </draw:frame>
      <draw:frame presentation:style-name="Juju_25_20Focus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7.517cm" svg:height="17.45cm" svg:x="12.446cm" svg:y="0.584cm">
        <draw:image xlink:href="Pictures/100002010000012C0000012C34766F67.png" xlink:type="simple" xlink:show="embed" xlink:actuate="onLoad">
          <text:p/>
        </draw:image>
      </draw:frame>
      <presentation:notes style:page-layout-name="PM2">
        <draw:page-thumbnail presentation:style-name="Juju_25_20Focus1-title" draw:layer="backgroundobjects" svg:width="0.001cm" svg:height="0.001cm" svg:x="0cm" svg:y="2.123cm" presentation:class="page"/>
        <draw:frame presentation:style-name="Juju_25_20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1cm" svg:height="3.507cm" svg:x="1.399cm" svg:y="0.837cm" presentation:class="title" presentation:placeholder="true">
        <draw:text-box/>
      </draw:frame>
      <draw:frame presentation:style-name="Default_20_2-outline1" draw:layer="backgroundobjects" svg:width="25.191cm" svg:height="12.182cm" svg:x="1.399cm" svg:y="4.915cm" presentation:class="outline" presentation:placeholder="true">
        <draw:text-box/>
      </draw:frame>
      <draw:frame presentation:style-name="Mpr7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9.382cm" svg:height="19.394cm" svg:x="10.41cm" svg:y="0.837cm">
        <draw:image xlink:href="Pictures/100002010000012C0000012C34766F67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yled-DeveloperPresentation" style:page-layout-name="PM1" draw:style-name="Mdp1">
      <office:forms form:automatic-focus="false" form:apply-design-mode="false"/>
      <draw:frame draw:style-name="Mgr3" draw:text-style-name="MP7" draw:layer="backgroundobjects" svg:width="19.382cm" svg:height="19.394cm" svg:x="10.41cm" svg:y="0.837cm">
        <draw:image xlink:href="Pictures/100002010000012C0000012C34766F67.png" xlink:type="simple" xlink:show="embed" xlink:actuate="onLoad">
          <text:p/>
        </draw:image>
      </draw:frame>
      <draw:frame presentation:style-name="Styled-DeveloperPresentation-title" draw:layer="backgroundobjects" svg:width="25.191cm" svg:height="3.507cm" svg:x="1.399cm" svg:y="0.837cm" presentation:class="title" presentation:placeholder="true">
        <draw:text-box/>
      </draw:frame>
      <draw:frame presentation:style-name="Styled-DeveloperPresentation-outline1" draw:layer="backgroundobjects" svg:width="25.191cm" svg:height="12.182cm" svg:x="1.399cm" svg:y="4.915cm" presentation:class="outline" presentation:placeholder="true">
        <draw:text-box/>
      </draw:frame>
      <draw:frame presentation:style-name="Mpr10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yled-DeveloperPresentation-title" draw:layer="backgroundobjects" svg:width="13.968cm" svg:height="10.476cm" svg:x="3.81cm" svg:y="2.123cm" presentation:class="page"/>
        <draw:frame presentation:style-name="Styled-Developer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16:36:09.548732214</meta:creation-date>
    <dc:date>2015-09-18T09:40:28.759830904</dc:date>
    <meta:editing-duration>PT5H6M5S</meta:editing-duration>
    <meta:editing-cycles>27</meta:editing-cycles>
    <meta:generator>LibreOffice/4.4.5.2$Linux_X86_64 LibreOffice_project/40m0$Build-2</meta:generator>
    <meta:document-statistic meta:object-count="81"/>
  </office:meta>
</office:document-meta>
</file>